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>
            <text:p>Input Voltage</text:p>
          </table:table-cell>
          <table:table-cell table:style-name="Default" office:value-type="string">
            <text:p>Load Current</text:p>
          </table:table-cell>
          <table:table-cell table:style-name="Default" office:value-type="string">
            <text:p>Load Voltage</text:p>
          </table:table-cell>
          <table:table-cell table:number-columns-repeated="8"/>
        </table:table-row>
        <table:table-row table:style-name="ro1">
          <table:table-cell office:value-type="float" office:value="3.03">
            <text:p>3.0300</text:p>
          </table:table-cell>
          <table:table-cell office:value-type="float" office:value="0.491">
            <text:p>0.4910</text:p>
          </table:table-cell>
          <table:table-cell office:value-type="float" office:value="0.48731">
            <text:p>0.4873</text:p>
          </table:table-cell>
          <table:table-cell table:number-columns-repeated="8"/>
        </table:table-row>
        <table:table-row table:style-name="ro1">
          <table:table-cell office:value-type="float" office:value="4.5869">
            <text:p>4.5869</text:p>
          </table:table-cell>
          <table:table-cell office:value-type="float" office:value="0.7436">
            <text:p>0.7436</text:p>
          </table:table-cell>
          <table:table-cell office:value-type="float" office:value="0.7379">
            <text:p>0.7379</text:p>
          </table:table-cell>
          <table:table-cell table:number-columns-repeated="8"/>
        </table:table-row>
        <table:table-row table:style-name="ro1">
          <table:table-cell office:value-type="float" office:value="7.5194">
            <text:p>7.5194</text:p>
          </table:table-cell>
          <table:table-cell office:value-type="float" office:value="1.2175">
            <text:p>1.2175</text:p>
          </table:table-cell>
          <table:table-cell office:value-type="float" office:value="1.2082">
            <text:p>1.2082</text:p>
          </table:table-cell>
          <table:table-cell/>
          <table:table-cell>
            <draw:frame table:end-cell-address="Sheet1.J20" table:end-x="0.056cm" table:end-y="0.027cm" draw:z-index="0" draw:style-name="gr1" svg:width="9.451cm" svg:height="6.986cm" svg:x="1.896cm" svg:y="0.267cm">
              <draw:object draw:notify-on-update-of-ranges="Sheet1.A2:Sheet1.A5 Sheet1.C1:Sheet1.C1 Sheet1.C2:Sheet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9.0866">
            <text:p>9.0866</text:p>
          </table:table-cell>
          <table:table-cell office:value-type="float" office:value="1.4729">
            <text:p>1.4729</text:p>
          </table:table-cell>
          <table:table-cell office:value-type="float" office:value="1.4616">
            <text:p>1.4616</text:p>
          </table:table-cell>
          <table:table-cell table:number-columns-repeated="7"/>
          <table:table-cell>
            <draw:frame table:end-cell-address="Sheet1.O20" table:end-x="0.447cm" table:end-y="0.054cm" draw:z-index="1" draw:style-name="gr1" svg:width="9.423cm" svg:height="6.695cm" svg:x="0.056cm" svg:y="0.133cm">
              <draw:object draw:notify-on-update-of-ranges="Sheet1.A2:Sheet1.A5 Sheet1.B2:Sheet1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10:4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ayton Kihn</meta:initial-creator>
    <meta:creation-date>2014-09-27T15:22:04.63</meta:creation-date>
    <dc:date>2014-09-29T04:15:26.89</dc:date>
    <dc:creator>Clayton Kihn</dc:creator>
    <meta:editing-duration>PT03H47M51S</meta:editing-duration>
    <meta:editing-cycles>2</meta:editing-cycles>
    <meta:generator>OpenOffice.org/3.1$Win32 OpenOffice.org_project/310m11$Build-9399</meta:generator>
    <meta:document-statistic meta:table-count="3" meta:cell-count="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svg:stroke-width="0.1cm"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52cm" svg:height="6.987cm" chart:class="chart:line" chart:style-name="ch1">
        <chart:title svg:x="2.027cm" svg:y="0.141cm" chart:style-name="ch2">
          <text:p>Linearity of Voltage in R Circuit</text:p>
        </chart:title>
        <chart:plot-area chart:style-name="ch3" table:cell-range-address="Sheet1.A2:Sheet1.A5 Sheet1.C1:Sheet1.C5" chart:data-source-has-labels="both" svg:x="0.177cm" svg:y="0.782cm" svg:width="9.086cm" svg:height="6.128cm">
          <chart:axis chart:dimension="x" chart:name="primary-x" chart:style-name="ch4">
            <chart:title svg:x="3.616cm" svg:y="6.451cm" chart:style-name="ch5">
              <text:p>Input Voltage Va (V)</text:p>
            </chart:title>
            <chart:categories table:cell-range-address="Sheet1.A2:Sheet1.A5"/>
            <chart:grid chart:style-name="ch6" chart:class="major"/>
          </chart:axis>
          <chart:axis chart:dimension="y" chart:name="primary-y" chart:style-name="ch7">
            <chart:title svg:x="0.19cm" svg:y="4.737cm" chart:style-name="ch8">
              <text:p>Load Voltage (V)</text:p>
            </chart:title>
            <chart:grid chart:style-name="ch6" chart:class="major"/>
          </chart:axis>
          <chart:series chart:style-name="ch9" chart:values-cell-range-address="Sheet1.C2:Sheet1.C5" chart:label-cell-address="Sheet1.C1:Sheet1.C1" chart:class="chart:line"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Load Voltag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3.0300</text:p>
              </table:table-cell>
              <table:table-cell office:value-type="float" office:value="0.48731">
                <text:p text:id="Sheet1.C2:Sheet1.C5">0.48731</text:p>
              </table:table-cell>
            </table:table-row>
            <table:table-row>
              <table:table-cell office:value-type="string">
                <text:p>4.5869</text:p>
              </table:table-cell>
              <table:table-cell office:value-type="float" office:value="0.7379">
                <text:p>0.7379</text:p>
              </table:table-cell>
            </table:table-row>
            <table:table-row>
              <table:table-cell office:value-type="string">
                <text:p>7.5194</text:p>
              </table:table-cell>
              <table:table-cell office:value-type="float" office:value="1.2082">
                <text:p>1.2082</text:p>
              </table:table-cell>
            </table:table-row>
            <table:table-row>
              <table:table-cell office:value-type="string">
                <text:p>9.0866</text:p>
              </table:table-cell>
              <table:table-cell office:value-type="float" office:value="1.4616">
                <text:p>1.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9.424cm" svg:height="6.696cm" chart:class="chart:line" chart:style-name="ch1">
        <chart:title svg:x="1.682cm" svg:y="0.134cm" chart:style-name="ch2">
          <text:p>Linearity of Current in R Circuit</text:p>
        </chart:title>
        <chart:plot-area chart:style-name="ch3" table:cell-range-address="Sheet1.A2:Sheet1.B5" chart:data-source-has-labels="column" svg:x="0.175cm" svg:y="0.77cm" svg:width="9.061cm" svg:height="5.861cm">
          <chart:axis chart:dimension="x" chart:name="primary-x" chart:style-name="ch4">
            <chart:title svg:x="3.602cm" svg:y="6.166cm" chart:style-name="ch5">
              <text:p>Input Voltage Va (V)</text:p>
            </chart:title>
            <chart:categories table:cell-range-address="Sheet1.A2:Sheet1.A5"/>
          </chart:axis>
          <chart:axis chart:dimension="y" chart:name="primary-y" chart:style-name="ch6">
            <chart:title svg:x="0.189cm" svg:y="4.737cm" chart:style-name="ch7">
              <text:p>Load Current (mA)</text:p>
            </chart:title>
            <chart:grid chart:style-name="ch8" chart:class="major"/>
          </chart:axis>
          <chart:series chart:style-name="ch9" chart:values-cell-range-address="Sheet1.B2:Sheet1.B5" chart:class="chart:line"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3.0300</text:p>
              </table:table-cell>
              <table:table-cell office:value-type="float" office:value="0.491">
                <text:p text:id="Sheet1.B2:Sheet1.B5">0.491</text:p>
              </table:table-cell>
            </table:table-row>
            <table:table-row>
              <table:table-cell office:value-type="string">
                <text:p>4.5869</text:p>
              </table:table-cell>
              <table:table-cell office:value-type="float" office:value="0.7436">
                <text:p>0.7436</text:p>
              </table:table-cell>
            </table:table-row>
            <table:table-row>
              <table:table-cell office:value-type="string">
                <text:p>7.5194</text:p>
              </table:table-cell>
              <table:table-cell office:value-type="float" office:value="1.2175">
                <text:p>1.2175</text:p>
              </table:table-cell>
            </table:table-row>
            <table:table-row>
              <table:table-cell office:value-type="string">
                <text:p>9.0866</text:p>
              </table:table-cell>
              <table:table-cell office:value-type="float" office:value="1.4729">
                <text:p>1.4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